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Source_20_Text">grep</text:span></text:span><text:span text:style-name="Strong_20_Emphasis"> Command in Linux/Unix</text:span></text:h>
      <text:p text:style-name="Text_20_body">The <text:span text:style-name="Source_20_Text">grep</text:span> command (short for <text:span text:style-name="Strong_20_Emphasis">Global Regular Expression Print</text:span>) is used to <text:span text:style-name="Strong_20_Emphasis">search for a pattern in a file or output</text:span>. It is one of the most powerful text-processing tools in Linux.</text:p>
      <text:p text:style-name="Horizontal_20_Line"/>
      <text:h text:style-name="Heading_20_2" text:outline-level="2"><text:span text:style-name="Strong_20_Emphasis">Basic Syntax</text:span></text:h>
      <text:p text:style-name="P1"><text:span text:style-name="Source_20_Text">grep [OPTIONS] PATTERN [FILE...]</text:span></text:p>
      <text:list text:style-name="L1">
        <text:list-item>
          <text:p text:style-name="P3"><text:span text:style-name="Source_20_Text">PATTERN</text:span>: The text or regex pattern you want to search for. </text:p>
        </text:list-item>
        <text:list-item>
          <text:p text:style-name="P3"><text:span text:style-name="Source_20_Text">FILE</text:span>: The file(s) where you want to search. </text:p>
        </text:list-item>
        <text:list-item>
          <text:p text:style-name="P2"><text:span text:style-name="Source_20_Text">[OPTIONS]</text:span>: Various flags to modify the search behavior. </text:p>
        </text:list-item>
      </text:list>
      <text:p text:style-name="Horizontal_20_Line"/>
      <text:h text:style-name="Heading_20_2" text:outline-level="2"><text:span text:style-name="Strong_20_Emphasis">Basic </text:span><text:span text:style-name="Strong_20_Emphasis"><text:span text:style-name="Source_20_Text">grep</text:span></text:span><text:span text:style-name="Strong_20_Emphasis"> Examples</text:span></text:h>
      <text:h text:style-name="Heading_20_3" text:outline-level="3"><text:span text:style-name="Strong_20_Emphasis">1. Search for a Word in a File</text:span></text:h>
      <text:p text:style-name="P1"><text:span text:style-name="Source_20_Text">grep "error" logfile.txt</text:span></text:p>
      <text:p text:style-name="Text_20_body">🔹 Searches for the word <text:span text:style-name="Source_20_Text">"error"</text:span> in <text:span text:style-name="Source_20_Text">logfile.txt</text:span> and prints matching lines.</text:p>
      <text:p text:style-name="Horizontal_20_Line"/>
      <text:h text:style-name="Heading_20_3" text:outline-level="3"><text:span text:style-name="Strong_20_Emphasis">2. Case-Insensitive Search (</text:span><text:span text:style-name="Strong_20_Emphasis"><text:span text:style-name="Source_20_Text">-i</text:span></text:span><text:span text:style-name="Strong_20_Emphasis">)</text:span></text:h>
      <text:p text:style-name="P1"><text:span text:style-name="Source_20_Text">grep -i "error" logfile.txt</text:span></text:p>
      <text:p text:style-name="Text_20_body">🔹 Matches <text:span text:style-name="Source_20_Text">"error"</text:span>, <text:span text:style-name="Source_20_Text">"ERROR"</text:span>, <text:span text:style-name="Source_20_Text">"Error"</text:span>, etc.</text:p>
      <text:p text:style-name="Horizontal_20_Line"/>
      <text:h text:style-name="Heading_20_3" text:outline-level="3"><text:span text:style-name="Strong_20_Emphasis">3. Search Recursively (</text:span><text:span text:style-name="Strong_20_Emphasis"><text:span text:style-name="Source_20_Text">-r</text:span></text:span><text:span text:style-name="Strong_20_Emphasis"> or </text:span><text:span text:style-name="Strong_20_Emphasis"><text:span text:style-name="Source_20_Text">-R</text:span></text:span><text:span text:style-name="Strong_20_Emphasis">)</text:span></text:h>
      <text:p text:style-name="P1"><text:span text:style-name="Source_20_Text">grep -r "TODO" /home/user/projects</text:span></text:p>
      <text:p text:style-name="Text_20_body">🔹 Searches for <text:span text:style-name="Source_20_Text">"TODO"</text:span> in <text:span text:style-name="Strong_20_Emphasis">all files and subdirectories</text:span> under <text:span text:style-name="Source_20_Text">/home/user/projects</text:span>.</text:p>
      <text:p text:style-name="Horizontal_20_Line"/>
      <text:h text:style-name="Heading_20_3" text:outline-level="3"><text:span text:style-name="Strong_20_Emphasis">4. Show Line Numbers (</text:span><text:span text:style-name="Strong_20_Emphasis"><text:span text:style-name="Source_20_Text">-n</text:span></text:span><text:span text:style-name="Strong_20_Emphasis">)</text:span></text:h>
      <text:p text:style-name="P1"><text:span text:style-name="Source_20_Text">grep -n "warning" logfile.txt</text:span></text:p>
      <text:p text:style-name="Text_20_body">🔹 Displays matching lines along with <text:span text:style-name="Strong_20_Emphasis">line numbers</text:span>.</text:p>
      <text:p text:style-name="Text_20_body"><text:span text:style-name="Strong_20_Emphasis">Example Output:</text:span></text:p>
      <text:p text:style-name="Preformatted_20_Text"><text:span text:style-name="Source_20_Text">15: This is a warning message</text:span></text:p>
      <text:p text:style-name="P1"><text:span text:style-name="Source_20_Text">27: Another warning found</text:span></text:p>
      <text:p text:style-name="Horizontal_20_Line"/>
      <text:h text:style-name="Heading_20_3" text:outline-level="3"><text:soft-page-break/><text:span text:style-name="Strong_20_Emphasis">5. Invert Search (</text:span><text:span text:style-name="Strong_20_Emphasis"><text:span text:style-name="Source_20_Text">-v</text:span></text:span><text:span text:style-name="Strong_20_Emphasis">)</text:span></text:h>
      <text:p text:style-name="P1"><text:span text:style-name="Source_20_Text">grep -v "success" logfile.txt</text:span></text:p>
      <text:p text:style-name="Text_20_body">🔹 Displays <text:span text:style-name="Strong_20_Emphasis">lines that do NOT contain</text:span> the word <text:span text:style-name="Source_20_Text">"success"</text:span>.</text:p>
      <text:p text:style-name="Horizontal_20_Line"/>
      <text:h text:style-name="Heading_20_3" text:outline-level="3"><text:span text:style-name="Strong_20_Emphasis">6. Count Matches (</text:span><text:span text:style-name="Strong_20_Emphasis"><text:span text:style-name="Source_20_Text">-c</text:span></text:span><text:span text:style-name="Strong_20_Emphasis">)</text:span></text:h>
      <text:p text:style-name="P1"><text:span text:style-name="Source_20_Text">grep -c "failed" logfile.txt</text:span></text:p>
      <text:p text:style-name="Text_20_body">🔹 Prints the number of <text:span text:style-name="Strong_20_Emphasis">matching lines</text:span>.</text:p>
      <text:p text:style-name="Text_20_body"><text:span text:style-name="Strong_20_Emphasis">Example Output:</text:span></text:p>
      <text:p text:style-name="P1"><text:span text:style-name="Source_20_Text">5</text:span></text:p>
      <text:p text:style-name="Text_20_body">(If "failed" appears in 5 lines)</text:p>
      <text:p text:style-name="Horizontal_20_Line"/>
      <text:h text:style-name="Heading_20_3" text:outline-level="3"><text:span text:style-name="Strong_20_Emphasis">7. Search for Whole Words Only (</text:span><text:span text:style-name="Strong_20_Emphasis"><text:span text:style-name="Source_20_Text">-w</text:span></text:span><text:span text:style-name="Strong_20_Emphasis">)</text:span></text:h>
      <text:p text:style-name="P1"><text:span text:style-name="Source_20_Text">grep -w "root" /etc/passwd</text:span></text:p>
      <text:p text:style-name="Text_20_body">🔹 Matches only whole words (<text:span text:style-name="Source_20_Text">root</text:span> but not <text:span text:style-name="Source_20_Text">rooted</text:span> or <text:span text:style-name="Source_20_Text">groot</text:span>).</text:p>
      <text:p text:style-name="Horizontal_20_Line"/>
      <text:h text:style-name="Heading_20_3" text:outline-level="3"><text:span text:style-name="Strong_20_Emphasis">8. Use Regular Expressions (</text:span><text:span text:style-name="Strong_20_Emphasis"><text:span text:style-name="Source_20_Text">-E</text:span></text:span><text:span text:style-name="Strong_20_Emphasis"> for Extended Regex)</text:span></text:h>
      <text:p text:style-name="P1"><text:span text:style-name="Source_20_Text">grep -E "error|failed|warning" logfile.txt</text:span></text:p>
      <text:p text:style-name="Text_20_body">🔹 Matches <text:span text:style-name="Strong_20_Emphasis">multiple words</text:span> (<text:span text:style-name="Source_20_Text">error</text:span>, <text:span text:style-name="Source_20_Text">failed</text:span>, or <text:span text:style-name="Source_20_Text">warning</text:span>).</text:p>
      <text:p text:style-name="Horizontal_20_Line"/>
      <text:h text:style-name="Heading_20_3" text:outline-level="3"><text:span text:style-name="Strong_20_Emphasis">9. Search for Lines Starting (</text:span><text:span text:style-name="Strong_20_Emphasis"><text:span text:style-name="Source_20_Text">^</text:span></text:span><text:span text:style-name="Strong_20_Emphasis">) or Ending (</text:span><text:span text:style-name="Strong_20_Emphasis"><text:span text:style-name="Source_20_Text">$</text:span></text:span><text:span text:style-name="Strong_20_Emphasis">) with a Pattern</text:span></text:h>
      <text:p text:style-name="Preformatted_20_Text"><text:span text:style-name="Source_20_Text">grep "^Start" logfile.txt <text:s text:c="3"/># Lines starting with "Start"</text:span></text:p>
      <text:p text:style-name="P1"><text:span text:style-name="Source_20_Text">grep "end$" logfile.txt <text:s text:c="5"/># Lines ending with "end"</text:span></text:p>
      <text:p text:style-name="Horizontal_20_Line"/>
      <text:h text:style-name="Heading_20_3" text:outline-level="3"><text:span text:style-name="Strong_20_Emphasis">10. Show Context with </text:span><text:span text:style-name="Strong_20_Emphasis"><text:span text:style-name="Source_20_Text">-A</text:span></text:span><text:span text:style-name="Strong_20_Emphasis"> (after), </text:span><text:span text:style-name="Strong_20_Emphasis"><text:span text:style-name="Source_20_Text">-B</text:span></text:span><text:span text:style-name="Strong_20_Emphasis"> (before), </text:span><text:span text:style-name="Strong_20_Emphasis"><text:span text:style-name="Source_20_Text">-C</text:span></text:span><text:span text:style-name="Strong_20_Emphasis"> (both)</text:span></text:h>
      <text:p text:style-name="Preformatted_20_Text"><text:span text:style-name="Source_20_Text">grep -A 2 "error" logfile.txt <text:s/># Show 2 lines after each match</text:span></text:p>
      <text:p text:style-name="Preformatted_20_Text"><text:span text:style-name="Source_20_Text">grep -B 3 "error" logfile.txt <text:s/># Show 3 lines before each match</text:span></text:p>
      <text:p text:style-name="P1"><text:span text:style-name="Source_20_Text">grep -C 2 "error" logfile.txt <text:s/># Show 2 lines before &amp; after</text:span></text:p>
      <text:p text:style-name="Horizontal_20_Line"/>
      <text:h text:style-name="Heading_20_2" text:outline-level="2"><text:soft-page-break/><text:span text:style-name="Strong_20_Emphasis">Combining </text:span><text:span text:style-name="Strong_20_Emphasis"><text:span text:style-name="Source_20_Text">grep</text:span></text:span><text:span text:style-name="Strong_20_Emphasis"> with Other Commands</text:span></text:h>
      <text:h text:style-name="Heading_20_3" text:outline-level="3"><text:span text:style-name="Strong_20_Emphasis">1. Use </text:span><text:span text:style-name="Strong_20_Emphasis"><text:span text:style-name="Source_20_Text">grep</text:span></text:span><text:span text:style-name="Strong_20_Emphasis"> with </text:span><text:span text:style-name="Strong_20_Emphasis"><text:span text:style-name="Source_20_Text">ps</text:span></text:span><text:span text:style-name="Strong_20_Emphasis"> to Find a Running Process</text:span></text:h>
      <text:p text:style-name="P1"><text:span text:style-name="Source_20_Text">ps aux | grep firefox</text:span></text:p>
      <text:p text:style-name="Text_20_body">🔹 Shows all processes that contain <text:span text:style-name="Source_20_Text">"firefox"</text:span>.</text:p>
      <text:p text:style-name="Horizontal_20_Line"/>
      <text:h text:style-name="Heading_20_3" text:outline-level="3"><text:span text:style-name="Strong_20_Emphasis">2. Use </text:span><text:span text:style-name="Strong_20_Emphasis"><text:span text:style-name="Source_20_Text">grep</text:span></text:span><text:span text:style-name="Strong_20_Emphasis"> with </text:span><text:span text:style-name="Strong_20_Emphasis"><text:span text:style-name="Source_20_Text">ls</text:span></text:span><text:span text:style-name="Strong_20_Emphasis"> to Find Specific Files</text:span></text:h>
      <text:p text:style-name="P1"><text:span text:style-name="Source_20_Text">ls -l | grep ".txt"</text:span></text:p>
      <text:p text:style-name="Text_20_body">🔹 Lists only <text:span text:style-name="Source_20_Text">.txt</text:span> files.</text:p>
      <text:p text:style-name="Horizontal_20_Line"/>
      <text:h text:style-name="Heading_20_3" text:outline-level="3"><text:span text:style-name="Strong_20_Emphasis">3. Use </text:span><text:span text:style-name="Strong_20_Emphasis"><text:span text:style-name="Source_20_Text">grep</text:span></text:span><text:span text:style-name="Strong_20_Emphasis"> with </text:span><text:span text:style-name="Strong_20_Emphasis"><text:span text:style-name="Source_20_Text">dmesg</text:span></text:span><text:span text:style-name="Strong_20_Emphasis"> to Find Kernel Errors</text:span></text:h>
      <text:p text:style-name="P1"><text:span text:style-name="Source_20_Text">dmesg | grep -i "error"</text:span></text:p>
      <text:p text:style-name="Text_20_body">🔹 Searches the kernel log for errors.</text:p>
      <text:p text:style-name="Horizontal_20_Line"/>
      <text:h text:style-name="Heading_20_3" text:outline-level="3"><text:span text:style-name="Strong_20_Emphasis">4. Use </text:span><text:span text:style-name="Strong_20_Emphasis"><text:span text:style-name="Source_20_Text">grep</text:span></text:span><text:span text:style-name="Strong_20_Emphasis"> with </text:span><text:span text:style-name="Strong_20_Emphasis"><text:span text:style-name="Source_20_Text">cat</text:span></text:span><text:span text:style-name="Strong_20_Emphasis"> to Filter Output</text:span></text:h>
      <text:p text:style-name="P1"><text:span text:style-name="Source_20_Text">cat logfile.txt | grep "critical"</text:span></text:p>
      <text:p text:style-name="Text_20_body">🔹 Searches for <text:span text:style-name="Source_20_Text">"critical"</text:span> in <text:span text:style-name="Source_20_Text">logfile.txt</text:span>.</text:p>
      <text:p text:style-name="Horizontal_20_Line"/>
      <text:h text:style-name="Heading_20_2" text:outline-level="2"><text:span text:style-name="Strong_20_Emphasis">Conclusion</text:span></text:h>
      <text:p text:style-name="Text_20_body"><text:span text:style-name="Source_20_Text">grep</text:span> is a <text:span text:style-name="Strong_20_Emphasis">powerful tool</text:span> for searching files, logs, and outputs in Linux. Mastering <text:span text:style-name="Source_20_Text">grep</text:span> along with regular expressions can <text:span text:style-name="Strong_20_Emphasis">save time</text:span> in log analysis, debugging, and automation! 🚀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6T21:56:13.028226336</meta:creation-date>
    <dc:date>2025-03-16T21:56:20.711815413</dc:date>
    <meta:editing-duration>PT8S</meta:editing-duration>
    <meta:editing-cycles>1</meta:editing-cycles>
    <meta:document-statistic meta:table-count="0" meta:image-count="0" meta:object-count="0" meta:page-count="3" meta:paragraph-count="60" meta:word-count="436" meta:character-count="2524" meta:non-whitespace-character-count="2137"/>
    <meta:generator>LibreOffice/24.2.7.2$Linux_X86_64 LibreOffice_project/420$Build-2</meta:generator>
  </office:meta>
</office:document-meta>
</file>